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style:font-name="Georgia" officeooo:rsid="00094624" officeooo:paragraph-rsid="00094624"/>
    </style:style>
    <style:style style:name="P2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094624" officeooo:paragraph-rsid="00094624"/>
    </style:style>
    <style:style style:name="P3" style:family="paragraph" style:parent-style-name="Standard">
      <style:paragraph-properties fo:margin-top="0in" fo:margin-bottom="0in" style:contextual-spacing="false"/>
      <style:text-properties style:font-name="Georgia" officeooo:rsid="0009f92f" officeooo:paragraph-rsid="0009f92f"/>
    </style:style>
    <style:style style:name="P4" style:family="paragraph" style:parent-style-name="Standard">
      <style:paragraph-properties fo:margin-top="0in" fo:margin-bottom="0in" style:contextual-spacing="false"/>
      <style:text-properties style:font-name="Georgia" officeooo:rsid="000b473d" officeooo:paragraph-rsid="000b473d"/>
    </style:style>
    <style:style style:name="P5" style:family="paragraph" style:parent-style-name="Standard">
      <style:paragraph-properties fo:margin-top="0in" fo:margin-bottom="0in" style:contextual-spacing="false"/>
      <style:text-properties style:font-name="Georgia" officeooo:rsid="000e9894" officeooo:paragraph-rsid="000b473d"/>
    </style:style>
    <style:style style:name="P6" style:family="paragraph" style:parent-style-name="Standard">
      <style:paragraph-properties fo:margin-top="0in" fo:margin-bottom="0in" style:contextual-spacing="false"/>
      <style:text-properties style:font-name="Georgia" officeooo:rsid="000e9894" officeooo:paragraph-rsid="000e9894"/>
    </style:style>
    <style:style style:name="P7" style:family="paragraph" style:parent-style-name="Standard">
      <style:paragraph-properties fo:margin-top="0in" fo:margin-bottom="0in" style:contextual-spacing="false"/>
      <style:text-properties style:font-name="Georgia" officeooo:rsid="00102138" officeooo:paragraph-rsid="00102138"/>
    </style:style>
    <style:style style:name="P8" style:family="paragraph" style:parent-style-name="Standard">
      <style:paragraph-properties fo:margin-top="0in" fo:margin-bottom="0in" style:contextual-spacing="false"/>
      <style:text-properties style:font-name="Georgia" officeooo:rsid="00102138" officeooo:paragraph-rsid="0011682b"/>
    </style:style>
    <style:style style:name="P9" style:family="paragraph" style:parent-style-name="Standard">
      <style:paragraph-properties fo:margin-top="0in" fo:margin-bottom="0in" style:contextual-spacing="false"/>
      <style:text-properties style:font-name="Georgia" officeooo:rsid="00102138" officeooo:paragraph-rsid="0012f2c7"/>
    </style:style>
    <style:style style:name="P10" style:family="paragraph" style:parent-style-name="Standard">
      <style:paragraph-properties fo:margin-top="0in" fo:margin-bottom="0in" style:contextual-spacing="false"/>
      <style:text-properties style:font-name="Georgia" officeooo:rsid="00102138" officeooo:paragraph-rsid="0013da4a"/>
    </style:style>
    <style:style style:name="P11" style:family="paragraph" style:parent-style-name="Standard">
      <style:paragraph-properties fo:margin-top="0in" fo:margin-bottom="0in" style:contextual-spacing="false"/>
      <style:text-properties style:font-name="Georgia" officeooo:rsid="00102138" officeooo:paragraph-rsid="0016245b"/>
    </style:style>
    <style:style style:name="P12" style:family="paragraph" style:parent-style-name="Standard">
      <style:paragraph-properties fo:margin-top="0in" fo:margin-bottom="0in" style:contextual-spacing="false"/>
      <style:text-properties style:font-name="Georgia" officeooo:rsid="0016245b" officeooo:paragraph-rsid="0016245b"/>
    </style:style>
    <style:style style:name="T1" style:family="text">
      <style:text-properties officeooo:rsid="0009f92f"/>
    </style:style>
    <style:style style:name="T2" style:family="text">
      <style:text-properties officeooo:rsid="000d43cd"/>
    </style:style>
    <style:style style:name="T3" style:family="text">
      <style:text-properties fo:font-style="italic" officeooo:rsid="000edf3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df3e" style:font-style-asian="normal" style:font-style-complex="normal"/>
    </style:style>
    <style:style style:name="T6" style:family="text">
      <style:text-properties fo:font-style="normal" officeooo:rsid="000f0f71" style:font-style-asian="normal" style:font-style-complex="normal"/>
    </style:style>
    <style:style style:name="T7" style:family="text">
      <style:text-properties fo:font-style="normal" officeooo:rsid="00105cc7" style:font-style-asian="normal" style:font-style-complex="normal"/>
    </style:style>
    <style:style style:name="T8" style:family="text">
      <style:text-properties fo:font-style="normal" officeooo:rsid="0011682b" style:font-style-asian="normal" style:font-style-complex="normal"/>
    </style:style>
    <style:style style:name="T9" style:family="text">
      <style:text-properties fo:font-style="normal" officeooo:rsid="0012f2c7" style:font-style-asian="normal" style:font-style-complex="normal"/>
    </style:style>
    <style:style style:name="T10" style:family="text">
      <style:text-properties fo:font-style="normal" officeooo:rsid="0013da4a" style:font-style-asian="normal" style:font-style-complex="normal"/>
    </style:style>
    <style:style style:name="T11" style:family="text">
      <style:text-properties fo:font-style="normal" officeooo:rsid="00155255" style:font-style-asian="normal" style:font-style-complex="normal"/>
    </style:style>
    <style:style style:name="T12" style:family="text">
      <style:text-properties fo:font-style="normal" officeooo:rsid="0016245b" style:font-style-asian="normal" style:font-style-complex="normal"/>
    </style:style>
    <style:style style:name="T13" style:family="text">
      <style:text-properties officeooo:rsid="001021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ily laid in a bed. Unable to move, unable to do anything. She had been paralyzed to fulfill some evil doctor's purpose. <text:span text:style-name="T1">She was sure of it. Those doctors always had something out for her...something they claimed to take away the pain of everything, but it wasn't helping.</text:span></text:p>
      <text:p text:style-name="P1"/>
      <text:p text:style-name="P3">She still felt pain. All the pain there was to feel in a body worn out and taken advantage of.</text:p>
      <text:p text:style-name="P3"/>
      <text:p text:style-name="P4">The electro shock therapy was taking hold on her. Too much hold in fact. Something awful and gruesome.</text:p>
      <text:p text:style-name="P4"/>
      <text:p text:style-name="P4">Emily could still feel the indentations on the side of her head where the so called doctor had attached the device. <text:span text:style-name="T2">Such an evil terrible thought. The memories were ten times worse.</text:span></text:p>
      <text:p text:style-name="P5"/>
      <text:p text:style-name="P6">Wishing she could be free from her restraints, Emily <text:span text:style-name="T13">cried</text:span>.</text:p>
      <text:p text:style-name="P6"/>
      <text:p text:style-name="P6">“Tsk tsk dear.”</text:p>
      <text:p text:style-name="P6"/>
      <text:p text:style-name="P6">He was back. <text:span text:style-name="T3">No</text:span><text:span text:style-name="T5"> she screamed in her mind, </text:span><text:span text:style-name="T3">you can't be back!</text:span><text:span text:style-name="T5"> She hoped the good doctor wouldn't come back. </text:span><text:span text:style-name="T6">But, well, all things hoped for wouldn't always come true.</text:span></text:p>
      <text:p text:style-name="P6"/>
      <text:p text:style-name="P7"><text:span text:style-name="T4">“You should know by now, crying won't help you.” The doctor said. Injecting her with a syringe, he smiled.</text:span></text:p>
      <text:p text:style-name="P7"/>
      <text:p text:style-name="P8"><text:soft-page-break/><text:span text:style-name="T4">Emily felt her legs and hands again. She opened her mouth stretching her jaw. “</text:span><text:span text:style-name="T7">You evil monster!” Emily yelled spitting out at him.</text:span></text:p>
      <text:p text:style-name="P8"/>
      <text:p text:style-name="P8"><text:span text:style-name="T8">Wiping spit off his face, the doctor shook his head. “No sweetie, that's not polite. Must I put you under...again?”</text:span></text:p>
      <text:p text:style-name="P8"/>
      <text:p text:style-name="P8"><text:span text:style-name="T8">Shaking her head, Emily pleaded with him. “No doctor, I'll behave I promise. If you could just let me out of these restraints.”</text:span></text:p>
      <text:p text:style-name="P8"/>
      <text:p text:style-name="P9"><text:span text:style-name="T8">Leaning over the table, the doctor looked into Emily's eyes. </text:span><text:span text:style-name="T9">He saw the fright, the sadness in her voice was unmistakable. Unfortunately he didn't care.</text:span></text:p>
      <text:p text:style-name="P9"/>
      <text:p text:style-name="P10"><text:span text:style-name="T9">“After you spit on me? You expect me to let you do as you please?” He laughed. “Talk about ridiculous.”</text:span></text:p>
      <text:p text:style-name="P10"/>
      <text:p text:style-name="P11"><text:span text:style-name="T10">Emily breathed slowly. Whatever the doctor was about to do, she wasn't ready for it. </text:span><text:span text:style-name="T11">She was never ready for it.</text:span></text:p>
      <text:p text:style-name="P11"/>
      <text:p text:style-name="P11"><text:span text:style-name="T11">“</text:span><text:span text:style-name="T12">Let's begin another session.” He said covering the woman's mouth with a towel.</text:span></text:p>
      <text:p text:style-name="P11"/>
      <text:p text:style-name="P12"><text:span text:style-name="T12">E</text:span><text:span text:style-name="T4">mily braced for whatever torture the doctor was about to perfo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6:39:00</meta:creation-date>
    <meta:initial-creator>kyle</meta:initial-creator>
    <dc:language>en-US</dc:language>
    <dc:creator>Kyle Eggleston</dc:creator>
    <dc:date>2015-05-24T14:10:58.944028791</dc:date>
    <meta:editing-cycles>20</meta:editing-cycles>
    <meta:editing-duration>PT38M56S</meta:editing-duration>
    <meta:generator>LibreOffice/4.2.8.2$Linux_X86_64 LibreOffice_project/420m0$Build-2</meta:generator>
    <meta:printed-by>Kyle Eggleston</meta:printed-by>
    <meta:print-date>2015-05-24T14:04:07.061380517</meta:print-date>
    <meta:document-statistic meta:table-count="0" meta:image-count="0" meta:object-count="0" meta:page-count="2" meta:paragraph-count="16" meta:word-count="337" meta:character-count="1880" meta:non-whitespace-character-count="1559"/>
    <meta:template xlink:type="simple" xlink:actuate="onRequest" xlink:title="Normal.dotm" xlink:href=""/>
  </office:meta>
</office:document-meta>
</file>